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9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7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ест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2"/>
          <table:table-cell table:formula="of:=SUM([.B3:.G3])+SUM([.I3:.AD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4"/>
          <table:table-cell table:formula="of:=SUM([.B4:.G4])+SUM([.I4:.AD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2"/>
          <table:table-cell table:formula="of:=SUM([.B5:.G5])+SUM([.I5:.AD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formula="of:=SUM([.B6:.G6])+SUM([.I6:.AD6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SUM([.B7:.G7])+SUM([.I7:.AD7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B8:.G8])+SUM([.I8:.AD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B9:.G9])+SUM([.I9:.AD9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3"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UM([.B10:.G10])+SUM([.I10:.AD10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formula="of:=SUM([.B11:.G11])+SUM([.I11:.AD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B12:.G12])+SUM([.I12:.AD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SUM([.B13:.G13])+SUM([.I13:.AD1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SUM([.B14:.G14])+SUM([.I14:.AD14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0"/>
          <table:table-cell table:formula="of:=SUM([.B15:.G15])+SUM([.I15:.AD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поров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formula="of:=SUM([.B16:.G16])+SUM([.I16:.AD16])"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31"/>
        </table:table-row>
        <table:table-row table:style-name="ro1">
          <table:table-cell table:style-name="Default" office:value-type="string" calcext:value-type="string">
            <text:p>Итого: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осещения</text:p>
          </table:table-cell>
          <table:table-cell table:style-name="Default" table:formula="of:=10*3+2" office:value-type="float" office:value="32" calcext:value-type="float">
            <text:p>32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Дз</text:p>
          </table:table-cell>
          <table:table-cell table:style-name="Default" table:formula="of:=22+2+3" office:value-type="float" office:value="27" calcext:value-type="float">
            <text:p>2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ория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рактика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ст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table:formula="of:=SUM([.B19:.B23])" office:value-type="float" office:value="105" calcext:value-type="float">
            <text:p>105</text:p>
          </table:table-cell>
          <table:table-cell table:style-name="Default" table:number-columns-repeated="29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 style:data-style-name="N2" text:time-value="21:19:50.420843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2-27T01:21:45.699005950</dc:date>
    <meta:editing-duration>PT3H58M34S</meta:editing-duration>
    <meta:editing-cycles>9</meta:editing-cycles>
    <meta:generator>LibreOffice/5.1.4.2$Linux_X86_64 LibreOffice_project/10m0$Build-2</meta:generator>
    <meta:document-statistic meta:table-count="1" meta:cell-count="241" meta:object-count="0"/>
  </office:meta>
</office:document-meta>
</file>